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Times1" svg:font-family="Times"/>
    <style:font-face style:name="FreeSans" svg:font-family="FreeSans" style:font-pitch="variable"/>
    <style:font-face style:name="Liberation Sans" svg:font-family="'Liberation Sans'" style:font-pitch="variable"/>
    <style:font-face style:name="Times" svg:font-family="Time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000000" draw:marker-start="" draw:marker-start-width="0.339cm" draw:marker-end="" draw:marker-end-width="0.339cm" draw:stroke-linejoin="miter" svg:stroke-linecap="butt" draw:fill="none" fo:padding-top="0.079cm" fo:padding-bottom="0.079cm" fo:padding-left="0.079cm" fo:padding-right="0.079cm"/>
    </style:style>
    <style:style style:name="gr2" style:family="graphic" style:parent-style-name="standard">
      <style:graphic-properties draw:stroke="solid" svg:stroke-width="0.106cm" svg:stroke-color="#000000" draw:marker-start="" draw:marker-start-width="0.309cm" draw:marker-end="" draw:marker-end-width="0.309cm" draw:stroke-linejoin="miter" svg:stroke-linecap="butt" draw:fill="none" fo:padding-top="0.052cm" fo:padding-bottom="0.052cm" fo:padding-left="0.052cm" fo:padding-right="0.052cm"/>
    </style:style>
    <style:style style:name="gr3" style:family="graphic" style:parent-style-name="standard">
      <style:graphic-properties draw:stroke="solid" svg:stroke-width="0.106cm" svg:stroke-color="#000000" draw:marker-start="" draw:marker-start-width="0.335cm" draw:marker-end="" draw:marker-end-width="0.335cm" draw:stroke-linejoin="miter" svg:stroke-linecap="butt" draw:fill="none" fo:padding-top="0.053cm" fo:padding-bottom="0.053cm" fo:padding-left="0.053cm" fo:padding-right="0.053cm"/>
    </style:style>
    <style:style style:name="gr4" style:family="graphic" style:parent-style-name="standard">
      <style:graphic-properties draw:stroke="solid" svg:stroke-width="0.106cm" svg:stroke-color="#800080" draw:marker-start="" draw:marker-start-width="0.309cm" draw:marker-end="Arrow_20_concave" draw:marker-end-width="0.309cm" draw:stroke-linejoin="miter" svg:stroke-linecap="butt" draw:fill="none" fo:padding-top="0.052cm" fo:padding-bottom="0.052cm" fo:padding-left="0.052cm" fo:padding-right="0.052cm"/>
    </style:style>
    <style:style style:name="gr5" style:family="graphic" style:parent-style-name="standard">
      <style:graphic-properties draw:stroke="solid" svg:stroke-width="0.106cm" svg:stroke-color="#168253" draw:marker-start="" draw:marker-start-width="0.309cm" draw:marker-end="" draw:marker-end-width="0.309cm" draw:stroke-linejoin="miter" svg:stroke-linecap="butt" draw:fill="none" fo:padding-top="0.052cm" fo:padding-bottom="0.052cm" fo:padding-left="0.052cm" fo:padding-right="0.052cm"/>
    </style:style>
    <style:style style:name="gr6" style:family="graphic" style:parent-style-name="standard">
      <style:graphic-properties draw:stroke="solid" svg:stroke-width="0.106cm" svg:stroke-color="#000000" draw:marker-start="" draw:marker-start-width="0.335cm" draw:marker-end="Arrow_20_concave" draw:marker-end-width="0.335cm" draw:stroke-linejoin="miter" svg:stroke-linecap="butt" draw:fill="none" fo:padding-top="0.053cm" fo:padding-bottom="0.053cm" fo:padding-left="0.053cm" fo:padding-right="0.053cm"/>
    </style:style>
    <style:style style:name="gr7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1.459cm" fo:min-width="1.32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2.336cm" fo:min-width="2.57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17cm" fo:min-width="2.89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168cm" fo:min-width="3.42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169cm" fo:min-width="3.77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17cm" fo:min-width="3.77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17cm" fo:min-width="3.42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169cm" fo:min-width="2.89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169cm" fo:min-width="3.77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168cm" fo:min-width="3.77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1.601cm" fo:min-width="5.46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169cm" fo:min-width="2.70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17cm" fo:min-width="2.70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1.458cm" fo:min-width="1.32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2.336cm" fo:min-width="2.58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1.46cm" fo:min-width="1.32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/>
      <style:text-properties fo:font-size="24pt"/>
    </style:style>
    <style:style style:name="P3" style:family="paragraph">
      <loext:graphic-properties draw:fill="none"/>
      <style:text-properties fo:font-size="22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fo:font-size="24pt" style:font-size-asian="20pt" style:font-size-complex="20pt"/>
    </style:style>
    <style:style style:name="P6" style:family="paragraph">
      <loext:graphic-properties draw:fill="none"/>
      <style:paragraph-properties fo:text-align="start" style:writing-mode="lr-tb"/>
      <style:text-properties fo:font-size="40pt" style:font-size-asian="32pt" style:font-size-complex="32pt"/>
    </style:style>
    <style:style style:name="P7" style:family="paragraph">
      <loext:graphic-properties draw:fill="none"/>
      <style:paragraph-properties fo:text-align="start" style:writing-mode="lr-tb"/>
      <style:text-properties fo:font-size="24pt" style:font-size-asian="16pt" style:font-size-complex="16pt"/>
    </style:style>
    <style:style style:name="P8" style:family="paragraph">
      <style:paragraph-properties fo:text-align="start" style:writing-mode="lr-tb"/>
      <style:text-properties fo:color="#168253"/>
    </style:style>
    <style:style style:name="P9" style:family="paragraph">
      <loext:graphic-properties draw:fill="none"/>
      <style:paragraph-properties fo:text-align="start" style:writing-mode="lr-tb"/>
      <style:text-properties fo:color="#168253" fo:font-size="24pt" style:font-size-asian="16pt" style:font-size-complex="16pt"/>
    </style:style>
    <style:style style:name="P10" style:family="paragraph">
      <style:paragraph-properties fo:text-align="start" style:writing-mode="lr-tb"/>
      <style:text-properties fo:color="#800080"/>
    </style:style>
    <style:style style:name="P11" style:family="paragraph">
      <loext:graphic-properties draw:fill="none"/>
      <style:paragraph-properties fo:text-align="start" style:writing-mode="lr-tb"/>
      <style:text-properties fo:color="#800080" fo:font-size="24pt" style:font-size-asian="16pt" style:font-size-complex="16pt"/>
    </style:style>
    <style:style style:name="P12" style:family="paragraph">
      <loext:graphic-properties draw:fill="none"/>
      <style:paragraph-properties fo:text-align="start" style:writing-mode="lr-tb"/>
      <style:text-properties fo:font-size="24pt" style:font-size-asian="22pt" style:font-size-complex="22pt"/>
    </style:style>
    <style:style style:name="T1" style:family="text">
      <style:text-properties fo:color="#000000" style:font-name="Times1" fo:font-size="24pt" fo:font-weight="bold" style:font-size-asian="20pt" style:font-name-complex="Times1" style:font-size-complex="20pt" style:font-weight-complex="bold"/>
    </style:style>
    <style:style style:name="T2" style:family="text">
      <style:text-properties fo:color="#000000" style:font-name="Times1" fo:font-size="40pt" fo:font-weight="bold" style:font-size-asian="32pt" style:font-name-complex="Times1" style:font-size-complex="32pt" style:font-weight-complex="bold"/>
    </style:style>
    <style:style style:name="T3" style:family="text">
      <style:text-properties fo:color="#000000" style:font-name="Times1" fo:font-size="24pt" fo:font-weight="bold" style:font-size-asian="16pt" style:font-name-complex="Times1" style:font-size-complex="16pt" style:font-weight-complex="bold"/>
    </style:style>
    <style:style style:name="T4" style:family="text">
      <style:text-properties style:font-name="Times1" fo:font-size="24pt" fo:font-weight="bold" style:font-size-asian="16pt" style:font-name-complex="Times1" style:font-size-complex="16pt" style:font-weight-complex="bold"/>
    </style:style>
    <style:style style:name="T5" style:family="text">
      <style:text-properties fo:color="#000000" style:font-name="Times1" fo:font-size="24pt" fo:font-weight="bold" style:font-size-asian="22pt" style:font-name-complex="Times1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668cm" svg:y1="1.844cm" svg:x2="13.047cm" svg:y2="1.844cm">
          <text:p/>
        </draw:line>
        <draw:line draw:style-name="gr2" draw:text-style-name="P2" draw:layer="layout" svg:x1="8.764cm" svg:y1="1.844cm" svg:x2="8.764cm" svg:y2="11.71cm">
          <text:p/>
        </draw:line>
        <draw:line draw:style-name="gr3" draw:text-style-name="P2" draw:layer="layout" svg:x1="8.764cm" svg:y1="11.711cm" svg:x2="13.419cm" svg:y2="11.711cm">
          <text:p/>
        </draw:line>
        <draw:line draw:style-name="gr4" draw:text-style-name="P2" draw:layer="layout" svg:x1="14.722cm" svg:y1="5.754cm" svg:x2="14.722cm" svg:y2="11.71cm">
          <text:p/>
        </draw:line>
        <draw:line draw:style-name="gr2" draw:text-style-name="P3" draw:layer="layout" svg:x1="15.533cm" svg:y1="19.172cm" svg:x2="25.521cm" svg:y2="19.158cm">
          <text:p/>
        </draw:line>
        <draw:line draw:style-name="gr5" draw:text-style-name="P2" draw:layer="layout" svg:x1="8.764cm" svg:y1="5.754cm" svg:x2="25.707cm" svg:y2="5.754cm">
          <text:p/>
        </draw:line>
        <draw:line draw:style-name="gr6" draw:text-style-name="P2" draw:layer="layout" svg:x1="8.764cm" svg:y1="5.754cm" svg:x2="13.419cm" svg:y2="5.754cm">
          <text:p/>
        </draw:line>
        <draw:line draw:style-name="gr5" draw:text-style-name="P2" draw:layer="layout" svg:x1="8.764cm" svg:y1="11.711cm" svg:x2="25.707cm" svg:y2="11.711cm">
          <text:p/>
        </draw:line>
        <draw:line draw:style-name="gr4" draw:text-style-name="P3" draw:layer="layout" svg:x1="20.308cm" svg:y1="11.711cm" svg:x2="20.308cm" svg:y2="19.159cm">
          <text:p/>
        </draw:line>
        <draw:frame draw:style-name="gr7" draw:text-style-name="P5" draw:layer="layout" svg:width="1.328cm" svg:height="1.459cm" svg:x="1.014cm" svg:y="1.969cm">
          <draw:text-box>
            <text:p text:style-name="P4"><text:span text:style-name="T1">27</text:span></text:p>
          </draw:text-box>
        </draw:frame>
        <draw:frame draw:style-name="gr8" draw:text-style-name="P6" draw:layer="layout" svg:width="2.579cm" svg:height="2.336cm" svg:x="2.032cm" svg:y="0.673cm">
          <draw:text-box>
            <text:p text:style-name="P4"><text:span text:style-name="T2">Co</text:span></text:p>
          </draw:text-box>
        </draw:frame>
        <draw:frame draw:style-name="gr7" draw:text-style-name="P5" draw:layer="layout" svg:width="1.328cm" svg:height="1.459cm" svg:x="1.014cm" svg:y="0.022cm">
          <draw:text-box>
            <text:p text:style-name="P4"><text:span text:style-name="T1">60</text:span></text:p>
          </draw:text-box>
        </draw:frame>
        <draw:frame draw:style-name="gr9" draw:text-style-name="P7" draw:layer="layout" svg:width="2.897cm" svg:height="1.17cm" svg:x="9.443cm" svg:y="10.521cm">
          <draw:text-box>
            <text:p text:style-name="P4"><text:span text:style-name="T3">0.12%</text:span></text:p>
          </draw:text-box>
        </draw:frame>
        <draw:frame draw:style-name="gr10" draw:text-style-name="P7" draw:layer="layout" svg:width="3.423cm" svg:height="1.168cm" svg:x="9.257cm" svg:y="4.565cm">
          <draw:text-box>
            <text:p text:style-name="P4"><text:span text:style-name="T3">99.88%</text:span></text:p>
          </draw:text-box>
        </draw:frame>
        <draw:frame draw:style-name="gr11" draw:text-style-name="P9" draw:layer="layout" svg:width="3.774cm" svg:height="1.169cm" svg:x="21.671cm" svg:y="4.446cm">
          <draw:text-box>
            <text:p text:style-name="P8"><text:span text:style-name="T4">2.50 MeV</text:span></text:p>
          </draw:text-box>
        </draw:frame>
        <draw:frame draw:style-name="gr12" draw:text-style-name="P9" draw:layer="layout" svg:width="3.774cm" svg:height="1.17cm" svg:x="21.671cm" svg:y="10.403cm">
          <draw:text-box>
            <text:p text:style-name="P8"><text:span text:style-name="T4">1.33 MeV</text:span></text:p>
          </draw:text-box>
        </draw:frame>
        <draw:frame draw:style-name="gr13" draw:text-style-name="P7" draw:layer="layout" svg:width="3.423cm" svg:height="1.17cm" svg:x="19.243cm" svg:y="19.458cm">
          <draw:text-box>
            <text:p text:style-name="P4"><text:span text:style-name="T3">99.98%</text:span></text:p>
          </draw:text-box>
        </draw:frame>
        <draw:frame draw:style-name="gr14" draw:text-style-name="P7" draw:layer="layout" svg:width="2.897cm" svg:height="1.169cm" svg:x="13.675cm" svg:y="12.029cm">
          <draw:text-box>
            <text:p text:style-name="P4"><text:span text:style-name="T3">99.8%</text:span></text:p>
          </draw:text-box>
        </draw:frame>
        <draw:frame draw:style-name="gr15" draw:text-style-name="P11" draw:layer="layout" svg:width="3.775cm" svg:height="1.169cm" draw:transform="rotate (1.5707963267949) translate (13.416cm 10.424cm)">
          <draw:text-box>
            <text:p text:style-name="P10"><text:span text:style-name="T4">1.17 MeV</text:span></text:p>
          </draw:text-box>
        </draw:frame>
        <draw:frame draw:style-name="gr16" draw:text-style-name="P11" draw:layer="layout" svg:width="3.774cm" svg:height="1.168cm" draw:transform="rotate (1.5707963267949) translate (19.002cm 17.498cm)">
          <draw:text-box>
            <text:p text:style-name="P10"><text:span text:style-name="T4">1.33 MeV</text:span></text:p>
          </draw:text-box>
        </draw:frame>
        <draw:frame draw:style-name="gr17" draw:text-style-name="P12" draw:layer="layout" svg:width="5.466cm" svg:height="1.601cm" svg:x="3.868cm" svg:y="18.531cm">
          <draw:text-box>
            <text:p text:style-name="P4"><text:span text:style-name="T5">Q = 2.82 MeV</text:span></text:p>
          </draw:text-box>
        </draw:frame>
        <draw:line draw:style-name="gr6" draw:text-style-name="P2" draw:layer="layout" svg:x1="8.765cm" svg:y1="11.727cm" svg:x2="13.42cm" svg:y2="11.727cm">
          <text:p/>
        </draw:line>
        <draw:frame draw:style-name="gr18" draw:text-style-name="P7" draw:layer="layout" svg:width="2.709cm" svg:height="1.169cm" svg:x="26.043cm" svg:y="5.275cm">
          <draw:text-box>
            <text:p text:style-name="P4"><text:span text:style-name="T3">0.30 ps</text:span></text:p>
          </draw:text-box>
        </draw:frame>
        <draw:frame draw:style-name="gr19" draw:text-style-name="P7" draw:layer="layout" svg:width="2.709cm" svg:height="1.17cm" svg:x="26.044cm" svg:y="11.184cm">
          <draw:text-box>
            <text:p text:style-name="P4"><text:span text:style-name="T3">0.71 ps</text:span></text:p>
          </draw:text-box>
        </draw:frame>
        <draw:frame draw:style-name="gr20" draw:text-style-name="P5" draw:layer="layout" svg:width="1.328cm" svg:height="1.458cm" svg:x="11.887cm" svg:y="19.342cm">
          <draw:text-box>
            <text:p text:style-name="P4"><text:span text:style-name="T1">28</text:span></text:p>
          </draw:text-box>
        </draw:frame>
        <draw:frame draw:style-name="gr21" draw:text-style-name="P6" draw:layer="layout" svg:width="2.581cm" svg:height="2.336cm" svg:x="12.903cm" svg:y="18.045cm">
          <draw:text-box>
            <text:p text:style-name="P4"><text:span text:style-name="T2">Ni</text:span></text:p>
          </draw:text-box>
        </draw:frame>
        <draw:frame draw:style-name="gr22" draw:text-style-name="P5" draw:layer="layout" svg:width="1.328cm" svg:height="1.46cm" svg:x="11.887cm" svg:y="17.394cm">
          <draw:text-box>
            <text:p text:style-name="P4"><text:span text:style-name="T1">60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imes1" svg:font-family="Times"/>
    <style:font-face style:name="FreeSans" svg:font-family="FreeSans" style:font-pitch="variable"/>
    <style:font-face style:name="Liberation Sans" svg:font-family="'Liberation Sans'" style:font-pitch="variable"/>
    <style:font-face style:name="Times" svg:font-family="Time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4-14T13:58:50.266197358</meta:creation-date>
    <dc:date>2020-04-14T14:51:38.438329307</dc:date>
    <meta:editing-duration>PT5M7S</meta:editing-duration>
    <meta:editing-cycles>3</meta:editing-cycles>
    <meta:generator>LibreOffice/6.4.2.2$Linux_X86_64 LibreOffice_project/470efa65018866d4eccd0320fc85de07297c8d71</meta:generator>
    <meta:document-statistic meta:object-count="27"/>
  </office:meta>
</office:document-meta>
</file>